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fill-hatch-name="Red_20_Crossed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none" draw:fill-color="#b3b3b3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5cm" svg:height="0.878cm" svg:x="15cm" svg:y="2cm">
          <text:p text:style-name="P1"><text:span text:style-name="T1">AttitudeL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cm" svg:height="0.875cm" svg:x="9.5cm" svg:y="5.5cm">
          <text:p text:style-name="P1"><text:span text:style-name="T1">GroundPoin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05cm" svg:y1="7.9cm" svg:x2="11.05cm" svg:y2="8.9cm">
          <text:p/>
        </draw:line>
        <draw:line draw:style-name="gr3" draw:text-style-name="P2" draw:layer="layout" svg:x1="4.4cm" svg:y1="7.9cm" svg:x2="20.4cm" svg:y2="7.9cm">
          <text:p/>
        </draw:line>
        <draw:line draw:style-name="gr3" draw:text-style-name="P2" draw:layer="layout" svg:x1="18.1cm" svg:y1="4.5cm" svg:x2="18.1cm" svg:y2="5.5cm">
          <text:p/>
        </draw:line>
        <draw:line draw:style-name="gr3" draw:text-style-name="P2" draw:layer="layout" svg:x1="15.6cm" svg:y1="7.9cm" svg:x2="15.6cm" svg:y2="8.9cm">
          <text:p/>
        </draw:line>
        <draw:line draw:style-name="gr3" draw:text-style-name="P2" draw:layer="layout" svg:x1="4.4cm" svg:y1="7.9cm" svg:x2="4.4cm" svg:y2="8.9cm">
          <text:p/>
        </draw:line>
        <draw:custom-shape draw:style-name="gr4" draw:text-style-name="P1" draw:layer="layout" svg:width="4.1cm" svg:height="1cm" svg:x="18.4cm" svg:y="8.9cm">
          <text:p text:style-name="P1"><text:span text:style-name="T1">LofOffsetPointing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11.05cm" svg:y1="6.9cm" svg:x2="11.05cm" svg:y2="7.9cm">
            <text:p/>
          </draw:line>
          <draw:custom-shape draw:style-name="gr5" draw:text-style-name="P2" draw:layer="layout" svg:width="0.5cm" svg:height="0.5cm" svg:x="10.8cm" svg:y="6.4cm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" draw:text-style-name="P2" draw:layer="layout" svg:x1="23.7cm" svg:y1="4.5cm" svg:x2="23.7cm" svg:y2="5.5cm">
          <text:p/>
        </draw:line>
        <draw:line draw:style-name="gr3" draw:text-style-name="P2" draw:layer="layout" svg:x1="11.2cm" svg:y1="4.5cm" svg:x2="26.5cm" svg:y2="4.5cm">
          <text:p/>
        </draw:line>
        <draw:line draw:style-name="gr3" draw:text-style-name="P2" draw:layer="layout" svg:x1="21.1cm" svg:y1="4.5cm" svg:x2="21.1cm" svg:y2="5.5cm">
          <text:p/>
        </draw:line>
        <draw:line draw:style-name="gr3" draw:text-style-name="P2" draw:layer="layout" svg:x1="11.2cm" svg:y1="4.5cm" svg:x2="11.2cm" svg:y2="5.5cm">
          <text:p/>
        </draw:line>
        <draw:g>
          <draw:line draw:style-name="gr3" draw:text-style-name="P2" draw:layer="layout" svg:x1="16.55cm" svg:y1="3.5cm" svg:x2="16.55cm" svg:y2="4.5cm">
            <text:p/>
          </draw:line>
          <draw:custom-shape draw:style-name="gr5" draw:text-style-name="P2" draw:layer="layout" svg:width="0.5cm" svg:height="0.5cm" svg:x="16.3cm" svg:y="3cm">
            <text:p/>
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" draw:text-style-name="P2" draw:layer="layout" svg:x1="16.937cm" svg:y1="10.4cm" svg:x2="16.937cm" svg:y2="11.9cm">
          <text:p/>
        </draw:line>
        <draw:custom-shape draw:style-name="gr5" draw:text-style-name="P2" draw:layer="layout" svg:width="0.375cm" svg:height="0.5cm" svg:x="16.75cm" svg:y="9.9cm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4.5cm" svg:y1="11.9cm" svg:x2="19.5cm" svg:y2="11.9cm">
          <text:p/>
        </draw:line>
        <draw:line draw:style-name="gr3" draw:text-style-name="P2" draw:layer="layout" svg:x1="19.5cm" svg:y1="11.9cm" svg:x2="19.5cm" svg:y2="12.9cm">
          <text:p/>
        </draw:line>
        <draw:line draw:style-name="gr3" draw:text-style-name="P2" draw:layer="layout" svg:x1="14.5cm" svg:y1="11.9cm" svg:x2="14.5cm" svg:y2="12.9cm">
          <text:p/>
        </draw:line>
        <draw:custom-shape draw:style-name="gr6" draw:text-style-name="P1" draw:layer="layout" svg:width="4.3cm" svg:height="0.934cm" svg:x="12.4cm" svg:y="12.8cm">
          <text:p text:style-name="P1"><text:span text:style-name="T1">YawCompens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" draw:layer="layout" svg:width="3.6cm" svg:height="0.878cm" svg:x="17.7cm" svg:y="12.8cm">
          <text:p text:style-name="P1"><text:span text:style-name="T1">YawSt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cm" svg:y1="6cm" svg:x2="9.5cm" svg:y2="6cm">
          <text:p/>
        </draw:line>
        <draw:line draw:style-name="gr3" draw:text-style-name="P2" draw:layer="layout" svg:x1="21.75cm" svg:y1="6.4cm" svg:x2="21.75cm" svg:y2="8.4cm">
          <text:p/>
        </draw:line>
        <draw:custom-shape draw:style-name="gr7" draw:text-style-name="P2" draw:layer="layout" svg:width="0.5cm" svg:height="0.7cm" svg:x="21.5cm" svg:y="8.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2" draw:layer="layout" svg:x1="14.45cm" svg:y1="10.5cm" svg:x2="14.45cm" svg:y2="11.5cm">
          <text:p/>
        </draw:line>
        <draw:line draw:style-name="gr3" draw:text-style-name="P2" draw:layer="layout" svg:x1="14.5cm" svg:y1="11.5cm" svg:x2="2cm" svg:y2="11.5cm">
          <text:p/>
        </draw:line>
        <draw:line draw:style-name="gr3" draw:text-style-name="P2" draw:layer="layout" svg:x1="2cm" svg:y1="11.5cm" svg:x2="2cm" svg:y2="6cm">
          <text:p/>
        </draw:line>
        <draw:custom-shape draw:style-name="gr8" draw:text-style-name="P1" draw:layer="layout" svg:width="2.4cm" svg:height="0.875cm" svg:x="22.5cm" svg:y="5.507cm">
          <text:p text:style-name="P1"><text:span text:style-name="T1">InertialLa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cm" svg:height="0.875cm" svg:x="25.1cm" svg:y="5.507cm">
          <text:p text:style-name="P1"><text:span text:style-name="T1">SpinStabiliz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5cm" svg:height="0.882cm" svg:x="19.8cm" svg:y="5.5cm">
          <text:p text:style-name="P1"><text:span text:style-name="T1">LofOff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cm" svg:height="1cm" svg:x="2.9cm" svg:y="8.9cm">
          <text:p text:style-name="P1"><text:span text:style-name="T1">BodyCenter</text:span></text:p>
          <text:p text:style-name="P1"><text:span text:style-name="T1">Poin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6.5cm" svg:y1="4.5cm" svg:x2="26.5cm" svg:y2="5.5cm">
          <text:p/>
        </draw:line>
        <draw:custom-shape draw:style-name="gr8" draw:text-style-name="P1" draw:layer="layout" svg:width="2.8cm" svg:height="1cm" svg:x="6.3cm" svg:y="8.9cm">
          <text:p text:style-name="P1"><text:span text:style-name="T1">NadirPoin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cm" svg:height="1cm" svg:x="16.6cm" svg:y="5.5cm">
          <text:p text:style-name="P1"><text:span text:style-name="T1">CelestialBody</text:span></text:p>
          <text:p text:style-name="P1"><text:span text:style-name="T1">Poin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cm" svg:height="1cm" svg:x="9.5cm" svg:y="8.9cm">
          <text:p text:style-name="P1"><text:span text:style-name="T1">TargetPoin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cm" svg:height="1cm" svg:x="13.6cm" svg:y="8.9cm">
          <text:p text:style-name="P1"><text:span text:style-name="T1">GroundPointing</text:span></text:p>
          <text:p text:style-name="P1"><text:span text:style-name="T1">Wra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7.7cm" svg:y1="7.9cm" svg:x2="7.7cm" svg:y2="8.9cm">
          <text:p/>
        </draw:line>
        <draw:line draw:style-name="gr3" draw:text-style-name="P2" draw:layer="layout" svg:x1="20.4cm" svg:y1="7.9cm" svg:x2="20.4cm" svg:y2="8.9cm">
          <text:p/>
        </draw:line>
        <draw:custom-shape draw:style-name="gr7" draw:text-style-name="P2" draw:layer="layout" svg:width="0.5cm" svg:height="0.7cm" svg:x="14.2cm" svg:y="9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5T11:16:55</meta:creation-date>
    <dc:creator>Véronique Pommier</dc:creator>
    <dc:date>2008-06-26T14:47:23</dc:date>
    <meta:editing-cycles>8</meta:editing-cycles>
    <meta:editing-duration>P1DT3H0M5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